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0a40" officeooo:paragraph-rsid="00040a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овещения </text:p>
      <text:p text:style-name="P1">Не работает пометка</text:p>
      <text:p text:style-name="P1">Работает и есть справка</text:p>
      <text:p text:style-name="P1">Работает но без документа</text:p>
      <text:p text:style-name="P1">Служит в армии цвет</text:p>
      <text:p text:style-name="P1">До какого срока служит, до какого в декрете (срок 1 3 года)</text:p>
      <text:p text:style-name="P1">Телефон почта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1:45:24.658521073</meta:creation-date>
    <dc:date>2020-01-31T11:57:15.633522475</dc:date>
    <meta:editing-duration>PT1M40S</meta:editing-duration>
    <meta:editing-cycles>1</meta:editing-cycles>
    <meta:document-statistic meta:table-count="0" meta:image-count="0" meta:object-count="0" meta:page-count="1" meta:paragraph-count="7" meta:word-count="30" meta:character-count="169" meta:non-whitespace-character-count="145"/>
    <meta:generator>LibreOffice/6.0.7.3$Linux_X86_64 LibreOffice_project/00m0$Build-3</meta:generator>
  </office:meta>
</office:document-meta>
</file>